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BrowserSecure_4_scrip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BrowserSecure_4_scrip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_BrowserSecure_4_scrip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_BrowserSecure_4_scrip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_BrowserSecure_4_scrip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_BrowserSecure_4_script.test_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